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Pictures/100000000000039A00000299414CB76E35E40B1C.png" manifest:media-type="image/png"/>
  <manifest:file-entry manifest:full-path="Pictures/100000000000039E0000027BA2B8631FE503270D.png" manifest:media-type="image/png"/>
  <manifest:file-entry manifest:full-path="Pictures/10000000000003A40000028E63EB5ABC5752727E.png" manifest:media-type="image/png"/>
  <manifest:file-entry manifest:full-path="Pictures/10000000000004680000032D94D6ED751481658C.png" manifest:media-type="image/png"/>
  <manifest:file-entry manifest:full-path="Pictures/10000000000002BC000001FFB34346C9F73AB06A.png" manifest:media-type="image/png"/>
  <manifest:file-entry manifest:full-path="Pictures/100000000000038200000294142D323BF5417ED3.png" manifest:media-type="image/png"/>
  <manifest:file-entry manifest:full-path="Pictures/1000000000000472000003369A219ECE060F5357.png" manifest:media-type="image/png"/>
  <manifest:file-entry manifest:full-path="Pictures/10000000000003E5000002D1D9914D152C6FE83C.png" manifest:media-type="image/png"/>
  <manifest:file-entry manifest:full-path="Pictures/100000000000047200000338B7D54D0F2FD1182D.png" manifest:media-type="image/png"/>
  <manifest:file-entry manifest:full-path="Pictures/1000000000000470000003348438CDCDCDCBB427.png" manifest:media-type="image/png"/>
  <manifest:file-entry manifest:full-path="Pictures/100000000000046E0000032A5D299C43B238C053.png" manifest:media-type="image/png"/>
  <manifest:file-entry manifest:full-path="Pictures/100000000000047500000336E42FBF7BA42BC021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paragraph-properties fo:break-before="page"/>
      <style:text-properties officeooo:paragraph-rsid="0077fdf3"/>
    </style:style>
    <style:style style:name="P7" style:family="paragraph" style:parent-style-name="First_20_line_20_indent" style:master-page-name="First_20_Page">
      <style:paragraph-properties fo:margin-left="0cm" fo:margin-right="0cm" fo:text-indent="0cm" style:auto-text-indent="false" style:page-number="auto"/>
      <style:text-properties officeooo:paragraph-rsid="0077fdf3"/>
    </style:style>
    <style:style style:name="P8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3" draw:name="Изображение1" text:anchor-type="char" svg:x="0.284cm" svg:y="12.843cm" svg:width="18cm" svg:height="13.018cm" draw:z-index="11"><draw:image xlink:href="Pictures/10000000000003E5000002D1D9914D152C6FE83C.png" xlink:type="simple" xlink:show="embed" xlink:actuate="onLoad" draw:mime-type="image/png"/></draw:frame></text:p>
      <text:p text:style-name="P6"><draw:frame draw:style-name="fr2" draw:name="Изображение3" text:anchor-type="char" svg:width="18cm" svg:height="13.229cm" draw:z-index="0"><draw:image xlink:href="Pictures/100000000000038200000294142D323BF5417ED3.png" xlink:type="simple" xlink:show="embed" xlink:actuate="onLoad" draw:mime-type="image/png"/></draw:frame><draw:frame draw:style-name="fr3" draw:name="Изображение6" text:anchor-type="char" svg:x="-0.164cm" svg:y="13.725cm" svg:width="18cm" svg:height="13.033cm" draw:z-index="3"><draw:image xlink:href="Pictures/100000000000047200000338B7D54D0F2FD1182D.png" xlink:type="simple" xlink:show="embed" xlink:actuate="onLoad" draw:mime-type="image/png"/></draw:frame></text:p>
      <text:p text:style-name="P6"><draw:frame draw:style-name="fr3" draw:name="Изображение5" text:anchor-type="char" svg:x="-0.231cm" svg:y="0.658cm" svg:width="18cm" svg:height="13.002cm" draw:z-index="2"><draw:image xlink:href="Pictures/1000000000000472000003369A219ECE060F5357.png" xlink:type="simple" xlink:show="embed" xlink:actuate="onLoad" draw:mime-type="image/png"/></draw:frame><draw:frame draw:style-name="fr3" draw:name="Изображение4" text:anchor-type="char" svg:x="-0.416cm" svg:y="13.658cm" svg:width="18cm" svg:height="12.855cm" draw:z-index="1"><draw:image xlink:href="Pictures/100000000000046E0000032A5D299C43B238C053.png" xlink:type="simple" xlink:show="embed" xlink:actuate="onLoad" draw:mime-type="image/png"/></draw:frame></text:p>
      <text:p text:style-name="P6"><draw:frame draw:style-name="fr2" draw:name="Изображение9" text:anchor-type="char" svg:width="18cm" svg:height="12.966cm" draw:z-index="6"><draw:image xlink:href="Pictures/100000000000047500000336E42FBF7BA42BC021.png" xlink:type="simple" xlink:show="embed" xlink:actuate="onLoad" draw:mime-type="image/png"/></draw:frame><draw:frame draw:style-name="fr3" draw:name="Изображение10" text:anchor-type="char" svg:x="-0.243cm" svg:y="13.351cm" svg:width="18cm" svg:height="13.141cm" draw:z-index="7"><draw:image xlink:href="Pictures/10000000000002BC000001FFB34346C9F73AB06A.png" xlink:type="simple" xlink:show="embed" xlink:actuate="onLoad" draw:mime-type="image/png"/></draw:frame></text:p>
      <text:p text:style-name="P6"><draw:frame draw:style-name="fr3" draw:name="Изображение7" text:anchor-type="char" svg:x="-0.542cm" svg:y="0.568cm" svg:width="18cm" svg:height="12.993cm" draw:z-index="4"><draw:image xlink:href="Pictures/1000000000000470000003348438CDCDCDCBB427.png" xlink:type="simple" xlink:show="embed" xlink:actuate="onLoad" draw:mime-type="image/png"/></draw:frame><draw:frame draw:style-name="fr3" draw:name="Изображение8" text:anchor-type="char" svg:x="-0.102cm" svg:y="14.386cm" svg:width="18cm" svg:height="12.972cm" draw:z-index="5"><draw:image xlink:href="Pictures/10000000000004680000032D94D6ED751481658C.png" xlink:type="simple" xlink:show="embed" xlink:actuate="onLoad" draw:mime-type="image/png"/></draw:frame></text:p>
      <text:p text:style-name="P6"><draw:frame draw:style-name="fr2" draw:name="Изображение11" text:anchor-type="char" svg:width="18cm" svg:height="12.629cm" draw:z-index="8"><draw:image xlink:href="Pictures/10000000000003A40000028E63EB5ABC5752727E.png" xlink:type="simple" xlink:show="embed" xlink:actuate="onLoad" draw:mime-type="image/png"/></draw:frame><draw:frame draw:style-name="fr3" draw:name="Изображение12" text:anchor-type="char" svg:x="-0.265cm" svg:y="13.296cm" svg:width="18cm" svg:height="12.342cm" draw:z-index="9"><draw:image xlink:href="Pictures/100000000000039E0000027BA2B8631FE503270D.png" xlink:type="simple" xlink:show="embed" xlink:actuate="onLoad" draw:mime-type="image/png"/></draw:frame></text:p>
      <text:p text:style-name="P6"><draw:frame draw:style-name="fr2" draw:name="Изображение13" text:anchor-type="char" svg:width="18cm" svg:height="12.982cm" draw:z-index="10"><draw:image xlink:href="Pictures/100000000000039A00000299414CB76E35E40B1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7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2:14:36.285642414</meta:creation-date>
    <dc:title>Default</dc:title>
    <meta:editing-cycles>4</meta:editing-cycles>
    <meta:editing-duration>PT1H14M42S</meta:editing-duration>
    <meta:generator>LibreOffice/7.5.2.1$Linux_X86_64 LibreOffice_project/50$Build-1</meta:generator>
    <dc:date>2024-11-26T11:56:13.931167428</dc:date>
    <meta:document-statistic meta:table-count="1" meta:image-count="12" meta:object-count="0" meta:page-count="7" meta:paragraph-count="10" meta:word-count="23" meta:character-count="86" meta:non-whitespace-character-count="73"/>
  </office:meta>
</office:document-meta>
</file>